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1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4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mm"/>
      <style:text-properties fo:color="#ffffff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000000"/>
      <style:text-properties fo:color="#ffffff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1" table:number-columns-repeated="1021" table:default-cell-style-name="ce9"/>
        <table:table-row table:style-name="ro1">
          <table:table-cell table:style-name="ce1" office:value-type="string" calcext:value-type="string">
            <text:p>Key (Azerty)</text:p>
          </table:table-cell>
          <table:table-cell table:style-name="ce4" office:value-type="string" calcext:value-type="string">
            <text:p>driver line→result line</text:p>
          </table:table-cell>
          <table:table-cell table:style-name="ce7" office:value-type="string" calcext:value-type="string">
            <text:p>Scan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yboard top line</text:p>
          </table:table-cell>
          <table:table-cell table:style-name="ce5"/>
          <table:table-cell table:style-name="ce8"/>
          <table:table-cell table:style-name="ce10" table:number-columns-repeated="1021"/>
        </table:table-row>
        <table:table-row table:style-name="ro1">
          <table:table-cell office:value-type="string" calcext:value-type="string">
            <text:p>esc</text:p>
          </table:table-cell>
          <table:table-cell office:value-type="float" office:value="12.21" calcext:value-type="float">
            <text:p>12,2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3.21" calcext:value-type="float">
            <text:p>13,2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.16" calcext:value-type="float">
            <text:p>12,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3.16" calcext:value-type="float">
            <text:p>13,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5.16" calcext:value-type="float">
            <text:p>15,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2.14" calcext:value-type="float">
            <text:p>12,1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.14" calcext:value-type="float">
            <text:p>13,1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4.15" calcext:value-type="float">
            <text:p>14,15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0.12" calcext:value-type="float">
            <text:p>10,1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0.13" calcext:value-type="float">
            <text:p>10,1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0.15" calcext:value-type="float">
            <text:p>10,15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7.12" calcext:value-type="float">
            <text:p>7,1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7.13" calcext:value-type="float">
            <text:p>7,1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der</text:p>
          </table:table-cell>
          <table:table-cell office:value-type="float" office:value="12.25" calcext:value-type="float">
            <text:p>12,2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al-screen</text:p>
          </table:table-cell>
          <table:table-cell office:value-type="float" office:value="6.12" calcext:value-type="float">
            <text:p>6,12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6.13" calcext:value-type="float">
            <text:p>6,13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yboad 2d line</text:p>
          </table:table-cell>
          <table:table-cell table:style-name="ce5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Exponent 2</text:p>
          </table:table-cell>
          <table:table-cell office:value-type="float" office:value="15.21" calcext:value-type="float">
            <text:p>15,2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21" calcext:value-type="float">
            <text:p>17,21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17" calcext:value-type="float">
            <text:p>16,17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17" calcext:value-type="float">
            <text:p>14,17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13" calcext:value-type="float">
            <text:p>11,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12" calcext:value-type="float">
            <text:p>11,12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2" calcext:value-type="float">
            <text:p>9,12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3" calcext:value-type="float">
            <text:p>9,1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17" calcext:value-type="float">
            <text:p>10,17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13" calcext:value-type="float">
            <text:p>8,13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,17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6.15" calcext:value-type="float">
            <text:p>6,15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h</text:p>
          </table:table-cell>
          <table:table-cell office:value-type="float" office:value="8.12" calcext:value-type="float">
            <text:p>8,12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7.15" calcext:value-type="float">
            <text:p>7,1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yboard 3th line</text:p>
          </table:table-cell>
          <table:table-cell table:style-name="ce5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18.21" calcext:value-type="float">
            <text:p>18,21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.21" calcext:value-type="float">
            <text:p>19,21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6.18" calcext:value-type="float">
            <text:p>16,1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.18" calcext:value-type="float">
            <text:p>14,1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17" calcext:value-type="float">
            <text:p>11,17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.15" calcext:value-type="float">
            <text:p>11,15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.15" calcext:value-type="float">
            <text:p>9,15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.17" calcext:value-type="float">
            <text:p>9,17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.18" calcext:value-type="float">
            <text:p>10,18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.17" calcext:value-type="float">
            <text:p>8,17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7.18" calcext:value-type="float">
            <text:p>7,18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8.15" calcext:value-type="float">
            <text:p>8,1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6,2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6.19" calcext:value-type="float">
            <text:p>6,19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yboard 4th line</text:p>
          </table:table-cell>
          <table:table-cell table:style-name="ce5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Caps Lock</text:p>
          </table:table-cell>
          <table:table-cell office:value-type="float" office:value="17.26" calcext:value-type="float">
            <text:p>17,26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0.21" calcext:value-type="float">
            <text:p>20,21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.19" calcext:value-type="float">
            <text:p>16,19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4,20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.19" calcext:value-type="float">
            <text:p>11,19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1,18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9,18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9,19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0,19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8,19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7,19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8,18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6,18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yboard 5th line</text:p>
          </table:table-cell>
          <table:table-cell table:style-name="ce5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Shift left</text:p>
          </table:table-cell>
          <table:table-cell office:value-type="string" calcext:value-type="string">
            <text:p>12,26</text:p>
          </table:table-cell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16,22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21,22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6,20</text:p>
          </table:table-cell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4,19</text:p>
          </table:table-cell>
          <table:table-cell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11,22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1,20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9,20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9,22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10,20</text:p>
          </table:table-cell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8,20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7,20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ft right</text:p>
          </table:table-cell>
          <table:table-cell office:value-type="string" calcext:value-type="string">
            <text:p>13,26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yboard 6th line</text:p>
          </table:table-cell>
          <table:table-cell table:style-name="ce5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15,25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20,24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b Key</text:p>
          </table:table-cell>
          <table:table-cell office:value-type="string" calcext:value-type="string">
            <text:p>20,23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18,24</text:p>
          </table:table-cell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7,22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19,24</text:p>
          </table:table-cell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tGr</text:p>
          </table:table-cell>
          <table:table-cell office:value-type="string" calcext:value-type="string">
            <text:p>17,25</text:p>
          </table:table-cell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r Left</text:p>
          </table:table-cell>
          <table:table-cell office:value-type="string" calcext:value-type="string">
            <text:p>13,25</text:p>
          </table:table-cell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r Top</text:p>
          </table:table-cell>
          <table:table-cell office:value-type="string" calcext:value-type="string">
            <text:p>6,22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r Bottom</text:p>
          </table:table-cell>
          <table:table-cell office:value-type="string" calcext:value-type="string">
            <text:p>10,22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r Right</text:p>
          </table:table-cell>
          <table:table-cell office:value-type="string" calcext:value-type="string">
            <text:p>15,23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0T22:36:23.453211029</meta:creation-date>
    <dc:date>2025-11-10T23:25:14.095199853</dc:date>
    <meta:editing-duration>PT5M30S</meta:editing-duration>
    <meta:editing-cycles>1</meta:editing-cycles>
    <meta:generator>LibreOffice/6.0.7.3$Linux_X86_64 LibreOffice_project/00m0$Build-3</meta:generator>
    <meta:document-statistic meta:table-count="1" meta:cell-count="252" meta:object-count="0"/>
  </office:meta>
</office:document-meta>
</file>